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14cm" style:rel-column-width="575*"/>
    </style:style>
    <style:style style:name="Tableau1.B" style:family="table-column">
      <style:table-column-properties style:column-width="6.853cm" style:rel-column-width="3885*"/>
    </style:style>
    <style:style style:name="Tableau1.C" style:family="table-column">
      <style:table-column-properties style:column-width="1.062cm" style:rel-column-width="602*"/>
    </style:style>
    <style:style style:name="Tableau1.D" style:family="table-column">
      <style:table-column-properties style:column-width="1.074cm" style:rel-column-width="609*"/>
    </style:style>
    <style:style style:name="Tableau1.E" style:family="table-column">
      <style:table-column-properties style:column-width="1.325cm" style:rel-column-width="751*"/>
    </style:style>
    <style:style style:name="Tableau1.F" style:family="table-column">
      <style:table-column-properties style:column-width="1.039cm" style:rel-column-width="589*"/>
    </style:style>
    <style:style style:name="Tableau1.G" style:family="table-column">
      <style:table-column-properties style:column-width="1.224cm" style:rel-column-width="694*"/>
    </style:style>
    <style:style style:name="Tableau1.H" style:family="table-column">
      <style:table-column-properties style:column-width="1.201cm" style:rel-column-width="681*"/>
    </style:style>
    <style:style style:name="Tableau1.I" style:family="table-column">
      <style:table-column-properties style:column-width="1.108cm" style:rel-column-width="628*"/>
    </style:style>
    <style:style style:name="Tableau1.J" style:family="table-column">
      <style:table-column-properties style:column-width="1.49cm" style:rel-column-width="845*"/>
    </style:style>
    <style:style style:name="Tableau1.K" style:family="table-column">
      <style:table-column-properties style:column-width="11.211cm" style:rel-column-width="6356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 style:data-style-name="N2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K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K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K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K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K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K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K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K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K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K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K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K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K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style:min-row-height="0.748cm" fo:background-color="transparent">
        <style:background-image/>
      </style:table-row-properties>
    </style:style>
    <style:style style:name="Tableau1.K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K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K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K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K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K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K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K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3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4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K5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ee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8c6cf" officeooo:paragraph-rsid="0048c6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8c6cf" officeooo:paragraph-rsid="0048c6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b3b3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7b5" officeooo:paragraph-rsid="000b87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6dce1" officeooo:paragraph-rsid="0056dc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cee8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text-properties officeooo:paragraph-rsid="0026678d"/>
    </style:style>
    <style:style style:name="P30" style:family="paragraph" style:parent-style-name="Standard">
      <style:paragraph-properties fo:break-before="page"/>
      <style:text-properties officeooo:paragraph-rsid="0026678d"/>
    </style:style>
    <style:style style:name="P31" style:family="paragraph" style:parent-style-name="Standard">
      <style:text-properties officeooo:rsid="0021cccc" officeooo:paragraph-rsid="0021c92f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6e250" officeooo:paragraph-rsid="0046e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f6a3" officeooo:paragraph-rsid="004df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8d1e" officeooo:paragraph-rsid="00428d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20bf" officeooo:paragraph-rsid="004a20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9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4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e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8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a924" officeooo:paragraph-rsid="005ca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a924" officeooo:paragraph-rsid="005ca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46be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df6a3" officeooo:paragraph-rsid="004df6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35376" officeooo:paragraph-rsid="005353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49363" officeooo:paragraph-rsid="005493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591ac" officeooo:paragraph-rsid="005591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6252d" officeooo:paragraph-rsid="005625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9152c" officeooo:paragraph-rsid="005915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a20bf" officeooo:paragraph-rsid="004a20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fca0f" officeooo:paragraph-rsid="004fca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02b5" officeooo:paragraph-rsid="00160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02b5" officeooo:paragraph-rsid="00160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ca924" officeooo:paragraph-rsid="005ca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49e03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5a4dc5" officeooo:paragraph-rsid="005a4dc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02b5" officeooo:paragraph-rsid="00308b9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5ee376" officeooo:paragraph-rsid="005ee37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5f3f6d" officeooo:paragraph-rsid="005f3f6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5fd7f4" officeooo:paragraph-rsid="005fd7f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46e250"/>
    </style:style>
    <style:style style:name="T3" style:family="text">
      <style:text-properties officeooo:rsid="0021cccc"/>
    </style:style>
    <style:style style:name="T4" style:family="text">
      <style:text-properties officeooo:rsid="004df6a3"/>
    </style:style>
    <style:style style:name="T5" style:family="text">
      <style:text-properties officeooo:rsid="0051728c"/>
    </style:style>
    <style:style style:name="T6" style:family="text">
      <style:text-properties officeooo:rsid="005cfb47"/>
    </style:style>
    <style:style style:name="T7" style:family="text">
      <style:text-properties officeooo:rsid="005e8dd7"/>
    </style:style>
    <style:style style:name="T8" style:family="text">
      <style:text-properties officeooo:rsid="005ee118"/>
    </style:style>
    <style:style style:name="T9" style:family="text">
      <style:text-properties officeooo:rsid="005f3f6d"/>
    </style:style>
    <style:style style:name="T10" style:family="text">
      <style:text-properties officeooo:rsid="005fd7f4"/>
    </style:style>
    <style:style style:name="T11" style:family="text">
      <style:text-properties officeooo:rsid="00611d1f"/>
    </style:style>
    <style:style style:name="T12" style:family="text">
      <style:text-properties officeooo:rsid="0062cbce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24">N°</text:p>
          </table:table-cell>
          <table:table-cell table:style-name="Tableau1.A1" office:value-type="string">
            <text:p text:style-name="P25">Nom &amp; Prénoms</text:p>
          </table:table-cell>
          <table:table-cell table:style-name="Tableau1.A1" office:value-type="string">
            <text:p text:style-name="P22">G</text:p>
          </table:table-cell>
          <table:table-cell table:style-name="Tableau1.A1" office:value-type="string">
            <text:p text:style-name="P22"><text:span text:style-name="T4">E</text:span>1</text:p>
          </table:table-cell>
          <table:table-cell table:style-name="Tableau1.A1" office:value-type="string">
            <text:p text:style-name="P22"><text:span text:style-name="T4">E</text:span>2</text:p>
          </table:table-cell>
          <table:table-cell table:style-name="Tableau1.A1" office:value-type="string">
            <text:p text:style-name="P22"><text:span text:style-name="T4">E</text:span>3</text:p>
          </table:table-cell>
          <table:table-cell table:style-name="Tableau1.A1" office:value-type="string">
            <text:p text:style-name="P22"><text:span text:style-name="T4">E</text:span>4</text:p>
          </table:table-cell>
          <table:table-cell table:style-name="Tableau1.A1" office:value-type="string">
            <text:p text:style-name="P22"><text:span text:style-name="T4">E</text:span>5</text:p>
          </table:table-cell>
          <table:table-cell table:style-name="Tableau1.A1" office:value-type="string">
            <text:p text:style-name="P26">B</text:p>
          </table:table-cell>
          <table:table-cell table:style-name="Tableau1.A1" office:value-type="string">
            <text:p text:style-name="P22">Note</text:p>
          </table:table-cell>
          <table:table-cell table:style-name="Tableau1.K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68"/>
          </table:table-cell>
          <table:table-cell table:style-name="Tableau1.D2" office:value-type="float" office:value="4.8">
            <text:p text:style-name="P70">4,80</text:p>
          </table:table-cell>
          <table:table-cell table:style-name="Tableau1.D2" office:value-type="float" office:value="4.8">
            <text:p text:style-name="P70">4,80</text:p>
          </table:table-cell>
          <table:table-cell table:style-name="Tableau1.D2" office:value-type="float" office:value="2.9">
            <text:p text:style-name="P70">2,<text:span text:style-name="T9">9</text:span>0</text:p>
          </table:table-cell>
          <table:table-cell table:style-name="Tableau1.D2" office:value-type="float" office:value="2.9">
            <text:p text:style-name="P70">2,<text:span text:style-name="T10">9</text:span>0</text:p>
          </table:table-cell>
          <table:table-cell table:style-name="Tableau1.D2" office:value-type="float" office:value="4">
            <text:p text:style-name="P70">4,00</text:p>
          </table:table-cell>
          <table:table-cell table:style-name="Tableau1.D2" office:value-type="float" office:value="0.6">
            <text:p text:style-name="P70">0,<text:span text:style-name="T11">6</text:span>0</text:p>
          </table:table-cell>
          <table:table-cell table:style-name="Tableau1.D2" table:formula="ooow:sum &lt;D2:I2&gt;" office:value-type="float" office:value="20">
            <text:p text:style-name="P66">20,00</text:p>
          </table:table-cell>
          <table:table-cell table:style-name="Tableau1.K2" office:value-type="string">
            <text:p text:style-name="P69"/>
          </table:table-cell>
        </table:table-row>
        <table:table-row table:style-name="Tableau1.3">
          <table:table-cell table:style-name="Tableau1.A3" office:value-type="float" office:value="1">
            <text:p text:style-name="P56">1</text:p>
          </table:table-cell>
          <table:table-cell table:style-name="Tableau1.A2" office:value-type="string">
            <text:p text:style-name="P32">ABDOU ASSANI Fatim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3"/>
          </table:table-cell>
          <table:table-cell table:style-name="Tableau1.D2">
            <text:p text:style-name="P16"/>
          </table:table-cell>
          <table:table-cell table:style-name="Tableau1.D2">
            <text:p text:style-name="P44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 table:formula="ooow:sum &lt;D3:I3&gt;" office:value-type="float" office:value="0">
            <text:p text:style-name="P45">0,00</text:p>
          </table:table-cell>
          <table:table-cell table:style-name="Tableau1.K3" office:value-type="string">
            <text:p text:style-name="P40"/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19">2</text:p>
          </table:table-cell>
          <table:table-cell table:style-name="Tableau1.A2" office:value-type="string">
            <text:p text:style-name="P33">ABOUBACAR ALI Farhati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>
            <text:p text:style-name="P16"/>
          </table:table-cell>
          <table:table-cell table:style-name="Tableau1.D2" table:formula="ooow:sum &lt;D4:I4&gt;" office:value-type="float" office:value="0">
            <text:p text:style-name="P45">0,00</text:p>
          </table:table-cell>
          <table:table-cell table:style-name="Tableau1.K4" office:value-type="string">
            <text:p text:style-name="P40"/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19">3</text:p>
          </table:table-cell>
          <table:table-cell table:style-name="Tableau1.A2" office:value-type="string">
            <text:p text:style-name="P33">AHMED-COMBO Wannah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5:I5&gt;" office:value-type="float" office:value="0">
            <text:p text:style-name="P45">0,00</text:p>
          </table:table-cell>
          <table:table-cell table:style-name="Tableau1.K5" office:value-type="string">
            <text:p text:style-name="P17"/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19">4</text:p>
          </table:table-cell>
          <table:table-cell table:style-name="Tableau1.A2" office:value-type="string">
            <text:p text:style-name="P33">ALI BACAR Oumi Asm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6:I6&gt;" office:value-type="float" office:value="0">
            <text:p text:style-name="P45">0,00</text:p>
          </table:table-cell>
          <table:table-cell table:style-name="Tableau1.K6" office:value-type="string">
            <text:p text:style-name="P42"/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19">5</text:p>
          </table:table-cell>
          <table:table-cell table:style-name="Tableau1.A2" office:value-type="string">
            <text:p text:style-name="P33">ANLI Aydi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7:I7&gt;" office:value-type="float" office:value="0">
            <text:p text:style-name="P45">0,00</text:p>
          </table:table-cell>
          <table:table-cell table:style-name="Tableau1.K7" office:value-type="string">
            <text:p text:style-name="P17"/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19">6</text:p>
          </table:table-cell>
          <table:table-cell table:style-name="Tableau1.A2" office:value-type="string">
            <text:p text:style-name="P33">ASSANI Arshad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8:I8&gt;" office:value-type="float" office:value="0">
            <text:p text:style-name="P45">0,00</text:p>
          </table:table-cell>
          <table:table-cell table:style-name="Tableau1.K8" office:value-type="string">
            <text:p text:style-name="P17"/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19">7</text:p>
          </table:table-cell>
          <table:table-cell table:style-name="Tableau1.A2" office:value-type="string">
            <text:p text:style-name="P33">BACAR Houzali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9:I9&gt;" office:value-type="float" office:value="0">
            <text:p text:style-name="P45">0,00</text:p>
          </table:table-cell>
          <table:table-cell table:style-name="Tableau1.K9" office:value-type="string">
            <text:p text:style-name="P17"/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19">8</text:p>
          </table:table-cell>
          <table:table-cell table:style-name="Tableau1.A2" office:value-type="string">
            <text:p text:style-name="P33">BAMOUSSA Abdouraouf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10:I10&gt;" office:value-type="float" office:value="0">
            <text:p text:style-name="P45">0,00</text:p>
          </table:table-cell>
          <table:table-cell table:style-name="Tableau1.K10" office:value-type="string">
            <text:p text:style-name="P17"/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19">9</text:p>
          </table:table-cell>
          <table:table-cell table:style-name="Tableau1.A2" office:value-type="string">
            <text:p text:style-name="P33">BOINAIDI Karim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11:I11&gt;" office:value-type="float" office:value="0">
            <text:p text:style-name="P45">0,00</text:p>
          </table:table-cell>
          <table:table-cell table:style-name="Tableau1.K11" office:value-type="string">
            <text:p text:style-name="P17"/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19">10</text:p>
          </table:table-cell>
          <table:table-cell table:style-name="Tableau1.A2" office:value-type="string">
            <text:p text:style-name="P33">DARKATINE Nadjaïn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>
            <text:p text:style-name="P46"/>
          </table:table-cell>
          <table:table-cell table:style-name="Tableau1.D2" table:formula="ooow:sum &lt;D12:I12&gt;" office:value-type="float" office:value="0">
            <text:p text:style-name="P45">0,00</text:p>
          </table:table-cell>
          <table:table-cell table:style-name="Tableau1.K12" office:value-type="string">
            <text:p text:style-name="P17"/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19">11</text:p>
          </table:table-cell>
          <table:table-cell table:style-name="Tableau1.A2" office:value-type="string">
            <text:p text:style-name="P34">DJANFAR Nor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3:I13&gt;" office:value-type="float" office:value="0">
            <text:p text:style-name="P45">0,00</text:p>
          </table:table-cell>
          <table:table-cell table:style-name="Tableau1.K13" office:value-type="string">
            <text:p text:style-name="P17"/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19">12</text:p>
          </table:table-cell>
          <table:table-cell table:style-name="Tableau1.A2" office:value-type="string">
            <text:p text:style-name="P34">HAZAM Halfa Anli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4:I14&gt;" office:value-type="float" office:value="0">
            <text:p text:style-name="P45">0,00</text:p>
          </table:table-cell>
          <table:table-cell table:style-name="Tableau1.K14" office:value-type="string">
            <text:p text:style-name="P17"/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19">13</text:p>
          </table:table-cell>
          <table:table-cell table:style-name="Tableau1.A2" office:value-type="string">
            <text:p text:style-name="P34">HOUMADI ALI Faik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5:I15&gt;" office:value-type="float" office:value="0">
            <text:p text:style-name="P45">0,00</text:p>
          </table:table-cell>
          <table:table-cell table:style-name="Tableau1.K15" office:value-type="string">
            <text:p text:style-name="P17"/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19">14</text:p>
          </table:table-cell>
          <table:table-cell table:style-name="Tableau1.A2" office:value-type="string">
            <text:p text:style-name="P34">IBRAHIM HOUMADI Ankoub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6:I16&gt;" office:value-type="float" office:value="0">
            <text:p text:style-name="P45">0,00</text:p>
          </table:table-cell>
          <table:table-cell table:style-name="Tableau1.K16" office:value-type="string">
            <text:p text:style-name="P17"/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19">15</text:p>
          </table:table-cell>
          <table:table-cell table:style-name="Tableau1.A2" office:value-type="string">
            <text:p text:style-name="P34">JIMMY Mario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4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7:I17&gt;" office:value-type="float" office:value="0">
            <text:p text:style-name="P45">0,00</text:p>
          </table:table-cell>
          <table:table-cell table:style-name="Tableau1.K17" office:value-type="string">
            <text:p text:style-name="P17"/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19">16</text:p>
          </table:table-cell>
          <table:table-cell table:style-name="Tableau1.A2" office:value-type="string">
            <text:p text:style-name="P34">MANSOIBOU Naiss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8:I18&gt;" office:value-type="float" office:value="0">
            <text:p text:style-name="P45">0,00</text:p>
          </table:table-cell>
          <table:table-cell table:style-name="Tableau1.K18" office:value-type="string">
            <text:p text:style-name="P17"/>
          </table:table-cell>
        </table:table-row>
        <table:table-row table:style-name="Tableau1.19">
          <table:table-cell table:style-name="Tableau1.A3" table:formula="ooow:&lt;A18&gt;+1" office:value-type="float" office:value="17">
            <text:p text:style-name="P19">17</text:p>
          </table:table-cell>
          <table:table-cell table:style-name="Tableau1.A2" office:value-type="string">
            <text:p text:style-name="P34">MASSIALA Ihlas Alaeddine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19:I19&gt;" office:value-type="float" office:value="0">
            <text:p text:style-name="P45">0,00</text:p>
          </table:table-cell>
          <table:table-cell table:style-name="Tableau1.K19" office:value-type="string">
            <text:p text:style-name="P17"/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19">18</text:p>
          </table:table-cell>
          <table:table-cell table:style-name="Tableau1.A2" office:value-type="string">
            <text:p text:style-name="P34">MOUHAMADI Rosiline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0:I20&gt;" office:value-type="float" office:value="0">
            <text:p text:style-name="P45">0,00</text:p>
          </table:table-cell>
          <table:table-cell table:style-name="Tableau1.K20" office:value-type="string">
            <text:p text:style-name="P17"/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19">19</text:p>
          </table:table-cell>
          <table:table-cell table:style-name="Tableau1.A2" office:value-type="string">
            <text:p text:style-name="P14">RAGUISSY Samir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1:I21&gt;" office:value-type="float" office:value="0">
            <text:p text:style-name="P45">0,00</text:p>
          </table:table-cell>
          <table:table-cell table:style-name="Tableau1.K21" office:value-type="string">
            <text:p text:style-name="P17"/>
          </table:table-cell>
        </table:table-row>
        <table:table-row table:style-name="Tableau1.22">
          <table:table-cell table:style-name="Tableau1.A3" table:formula="ooow:&lt;A21&gt;+1" office:value-type="float" office:value="20">
            <text:p text:style-name="P19">20</text:p>
          </table:table-cell>
          <table:table-cell table:style-name="Tableau1.A2" office:value-type="string">
            <text:p text:style-name="P14">SAID HOUMADI Rahim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46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2:I22&gt;" office:value-type="float" office:value="0">
            <text:p text:style-name="P45">0,00</text:p>
          </table:table-cell>
          <table:table-cell table:style-name="Tableau1.K22" office:value-type="string">
            <text:p text:style-name="P17"/>
          </table:table-cell>
        </table:table-row>
        <table:table-row table:style-name="Tableau1.23">
          <table:table-cell table:style-name="Tableau1.A3" table:formula="ooow:&lt;A22&gt;+1" office:value-type="float" office:value="21">
            <text:p text:style-name="P19">21</text:p>
          </table:table-cell>
          <table:table-cell table:style-name="Tableau1.A2" office:value-type="string">
            <text:p text:style-name="P14">SAINDOU Layale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3:I23&gt;" office:value-type="float" office:value="0">
            <text:p text:style-name="P45">0,00</text:p>
          </table:table-cell>
          <table:table-cell table:style-name="Tableau1.K23" office:value-type="string">
            <text:p text:style-name="P17"/>
          </table:table-cell>
        </table:table-row>
        <table:table-row table:style-name="Tableau1.24">
          <table:table-cell table:style-name="Tableau1.A3" table:formula="ooow:&lt;A23&gt;+1" office:value-type="float" office:value="22">
            <text:p text:style-name="P19">22</text:p>
          </table:table-cell>
          <table:table-cell table:style-name="Tableau1.A2" office:value-type="string">
            <text:p text:style-name="P14">SALIM Wirdan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4:I24&gt;" office:value-type="float" office:value="0">
            <text:p text:style-name="P45">0,00</text:p>
          </table:table-cell>
          <table:table-cell table:style-name="Tableau1.K24" office:value-type="string">
            <text:p text:style-name="P17"/>
          </table:table-cell>
        </table:table-row>
        <text:soft-page-break/>
        <table:table-row table:style-name="Tableau1.1">
          <table:table-cell table:style-name="Tableau1.A3" table:formula="ooow:&lt;A24&gt;+1" office:value-type="float" office:value="23">
            <text:p text:style-name="P19">23</text:p>
          </table:table-cell>
          <table:table-cell table:style-name="Tableau1.A2" office:value-type="string">
            <text:p text:style-name="P14">SOUDJAY Cathy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5:I25&gt;" office:value-type="float" office:value="0">
            <text:p text:style-name="P45">0,00</text:p>
          </table:table-cell>
          <table:table-cell table:style-name="Tableau1.K25" office:value-type="string">
            <text:p text:style-name="P17"/>
          </table:table-cell>
        </table:table-row>
        <table:table-row table:style-name="Tableau1.1">
          <table:table-cell table:style-name="Tableau1.A3" table:formula="ooow:&lt;A25&gt;+1" office:value-type="float" office:value="24">
            <text:p text:style-name="P19">24</text:p>
          </table:table-cell>
          <table:table-cell table:style-name="Tableau1.A2" office:value-type="string">
            <text:p text:style-name="P14">TREGARO Anaëlle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6:I26&gt;" office:value-type="float" office:value="0">
            <text:p text:style-name="P45">0,00</text:p>
          </table:table-cell>
          <table:table-cell table:style-name="Tableau1.K26" office:value-type="string">
            <text:p text:style-name="P17"/>
          </table:table-cell>
        </table:table-row>
        <table:table-row table:style-name="Tableau1.1">
          <table:table-cell table:style-name="Tableau1.A3" table:formula="ooow:&lt;A26&gt;+1" office:value-type="float" office:value="25">
            <text:p text:style-name="P19">25</text:p>
          </table:table-cell>
          <table:table-cell table:style-name="Tableau1.A2" office:value-type="string">
            <text:p text:style-name="P14">VELONTSOA Lala Chrishina</text:p>
          </table:table-cell>
          <table:table-cell table:style-name="Tableau1.A2" office:value-type="string">
            <text:p text:style-name="P38">-<text:span text:style-name="T2">B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7:I27&gt;" office:value-type="float" office:value="0">
            <text:p text:style-name="P45">0,00</text:p>
          </table:table-cell>
          <table:table-cell table:style-name="Tableau1.K27" office:value-type="string">
            <text:p text:style-name="P17"/>
          </table:table-cell>
        </table:table-row>
        <table:table-row table:style-name="Tableau1.1">
          <table:table-cell table:style-name="Tableau1.A3" table:formula="ooow:&lt;A27&gt;+1" office:value-type="float" office:value="26">
            <text:p text:style-name="P19">26</text:p>
          </table:table-cell>
          <table:table-cell table:style-name="Tableau1.A2" office:value-type="string">
            <text:p text:style-name="P32">ABDALLAH ADA Iyas 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8:I28&gt;" office:value-type="float" office:value="0">
            <text:p text:style-name="P45">0,00</text:p>
          </table:table-cell>
          <table:table-cell table:style-name="Tableau1.K28" office:value-type="string">
            <text:p text:style-name="P17"/>
          </table:table-cell>
        </table:table-row>
        <table:table-row table:style-name="Tableau1.1">
          <table:table-cell table:style-name="Tableau1.A3" table:formula="ooow:&lt;A28&gt;+1" office:value-type="float" office:value="27">
            <text:p text:style-name="P19">27</text:p>
          </table:table-cell>
          <table:table-cell table:style-name="Tableau1.A2" office:value-type="string">
            <text:p text:style-name="P50">ABDOU Béatrice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29:I29&gt;" office:value-type="float" office:value="0">
            <text:p text:style-name="P45">0,00</text:p>
          </table:table-cell>
          <table:table-cell table:style-name="Tableau1.K29" office:value-type="string">
            <text:p text:style-name="P17"/>
          </table:table-cell>
        </table:table-row>
        <table:table-row table:style-name="Tableau1.1">
          <table:table-cell table:style-name="Tableau1.A3" table:formula="ooow:&lt;A29&gt;+1" office:value-type="float" office:value="28">
            <text:p text:style-name="P19">28</text:p>
          </table:table-cell>
          <table:table-cell table:style-name="Tableau1.A2" office:value-type="string">
            <text:p text:style-name="P51">ABDOU Dalida <text:bookmark text:name="GInterface.Instances[2].Instances[10]_476ECC64E73CD9_lib11"/>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0:I30&gt;" office:value-type="float" office:value="0">
            <text:p text:style-name="P45">0,00</text:p>
          </table:table-cell>
          <table:table-cell table:style-name="Tableau1.K30" office:value-type="string">
            <text:p text:style-name="P17"/>
          </table:table-cell>
        </table:table-row>
        <table:table-row table:style-name="Tableau1.1">
          <table:table-cell table:style-name="Tableau1.A3" table:formula="ooow:&lt;A30&gt;+1" office:value-type="float" office:value="29">
            <text:p text:style-name="P19">29</text:p>
          </table:table-cell>
          <table:table-cell table:style-name="Tableau1.A2" office:value-type="string">
            <text:p text:style-name="P51">ABSOIR Ismael <text:bookmark text:name="GInterface.Instances[2].Instances[10]_470AF27AE73C8A_lib11"/>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1:I31&gt;" office:value-type="float" office:value="0">
            <text:p text:style-name="P45">0,00</text:p>
          </table:table-cell>
          <table:table-cell table:style-name="Tableau1.K31" office:value-type="string">
            <text:p text:style-name="P17"/>
          </table:table-cell>
        </table:table-row>
        <table:table-row table:style-name="Tableau1.1">
          <table:table-cell table:style-name="Tableau1.A3" table:formula="ooow:&lt;A31&gt;+1" office:value-type="float" office:value="30">
            <text:p text:style-name="P19">30</text:p>
          </table:table-cell>
          <table:table-cell table:style-name="Tableau1.A2" office:value-type="string">
            <text:p text:style-name="P52">ALI Inès <text:bookmark text:name="GInterface.Instances[2].Instances[10]_4753C47AE73C3C_lib11"/>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2:I32&gt;" office:value-type="float" office:value="0">
            <text:p text:style-name="P45">0,00</text:p>
          </table:table-cell>
          <table:table-cell table:style-name="Tableau1.K32" office:value-type="string">
            <text:p text:style-name="P17"/>
          </table:table-cell>
        </table:table-row>
        <table:table-row table:style-name="Tableau1.1">
          <table:table-cell table:style-name="Tableau1.A3" table:formula="ooow:&lt;A32&gt;+1" office:value-type="float" office:value="31">
            <text:p text:style-name="P21">31</text:p>
          </table:table-cell>
          <table:table-cell table:style-name="Tableau1.A2" office:value-type="string">
            <text:p text:style-name="P53">ALI SAID ABDALLAH Anna <text:bookmark text:name="GInterface.Instances[2].Instances[10]_478E5E7AE73C3E_lib11"/>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3:I33&gt;" office:value-type="float" office:value="0">
            <text:p text:style-name="P45">0,00</text:p>
          </table:table-cell>
          <table:table-cell table:style-name="Tableau1.K33" office:value-type="string">
            <text:p text:style-name="P17"/>
          </table:table-cell>
        </table:table-row>
        <table:table-row table:style-name="Tableau1.1">
          <table:table-cell table:style-name="Tableau1.A3" table:formula="ooow:&lt;A33&gt;+1" office:value-type="float" office:value="32">
            <text:p text:style-name="P19">32</text:p>
          </table:table-cell>
          <table:table-cell table:style-name="Tableau1.A2" office:value-type="string">
            <text:p text:style-name="P58">AYOUBA Anrezki</text:p>
          </table:table-cell>
          <table:table-cell table:style-name="Tableau1.A2" office:value-type="string">
            <text:p text:style-name="P59">-<text:span text:style-name="T2">A</text:span></text:p>
          </table:table-cell>
          <table:table-cell table:style-name="Tableau1.D2" office:value-type="float" office:value="3">
            <text:p text:style-name="P60">3,00</text:p>
          </table:table-cell>
          <table:table-cell table:style-name="Tableau1.D2" office:value-type="float" office:value="4">
            <text:p text:style-name="P61">4,00</text:p>
          </table:table-cell>
          <table:table-cell table:style-name="Tableau1.D2" office:value-type="float" office:value="2.4">
            <text:p text:style-name="P62">2,40</text:p>
          </table:table-cell>
          <table:table-cell table:style-name="Tableau1.D2" office:value-type="float" office:value="2.2">
            <text:p text:style-name="P63">2,20</text:p>
          </table:table-cell>
          <table:table-cell table:style-name="Tableau1.D2" office:value-type="float" office:value="1">
            <text:p text:style-name="P64">1,00</text:p>
          </table:table-cell>
          <table:table-cell table:style-name="Tableau1.A2" office:value-type="string">
            <text:p text:style-name="P65">0.6<text:span text:style-name="T12">0</text:span></text:p>
          </table:table-cell>
          <table:table-cell table:style-name="Tableau1.D2" table:formula="ooow:sum &lt;D34:I34&gt;" office:value-type="float" office:value="12.6">
            <text:p text:style-name="P66">12,60</text:p>
          </table:table-cell>
          <table:table-cell table:style-name="Tableau1.K34" office:value-type="string">
            <text:p text:style-name="P67">Des erreurs <text:span text:style-name="T6">d’</text:span>inattention <text:span text:style-name="T5">et opération sur les fractions </text:span><text:span text:style-name="T7">non terminés</text:span><text:span text:style-name="T5">.</text:span></text:p>
          </table:table-cell>
        </table:table-row>
        <table:table-row table:style-name="Tableau1.1">
          <table:table-cell table:style-name="Tableau1.A3" table:formula="ooow:&lt;A34&gt;+1" office:value-type="float" office:value="33">
            <text:p text:style-name="P19">33</text:p>
          </table:table-cell>
          <table:table-cell table:style-name="Tableau1.A2" office:value-type="string">
            <text:p text:style-name="P54">BACAR Raida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5:I35&gt;" office:value-type="float" office:value="0">
            <text:p text:style-name="P45">0,00</text:p>
          </table:table-cell>
          <table:table-cell table:style-name="Tableau1.K35" office:value-type="string">
            <text:p text:style-name="P17"/>
          </table:table-cell>
        </table:table-row>
        <table:table-row table:style-name="Tableau1.1">
          <table:table-cell table:style-name="Tableau1.A3" table:formula="ooow:&lt;A35&gt;+1" office:value-type="float" office:value="34">
            <text:p text:style-name="P19">34</text:p>
          </table:table-cell>
          <table:table-cell table:style-name="Tableau1.A2" office:value-type="string">
            <text:p text:style-name="P15">BACO Anzra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6:I36&gt;" office:value-type="float" office:value="0">
            <text:p text:style-name="P45">0,00</text:p>
          </table:table-cell>
          <table:table-cell table:style-name="Tableau1.K36" office:value-type="string">
            <text:p text:style-name="P17"/>
          </table:table-cell>
        </table:table-row>
        <table:table-row table:style-name="Tableau1.1">
          <table:table-cell table:style-name="Tableau1.A3" table:formula="ooow:&lt;A36&gt;+1" office:value-type="float" office:value="35">
            <text:p text:style-name="P19">35</text:p>
          </table:table-cell>
          <table:table-cell table:style-name="Tableau1.A2" office:value-type="string">
            <text:p text:style-name="P15">CHAMSSIDINE Yasine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7:I37&gt;" office:value-type="float" office:value="0">
            <text:p text:style-name="P45">0,00</text:p>
          </table:table-cell>
          <table:table-cell table:style-name="Tableau1.K37" office:value-type="string">
            <text:p text:style-name="P17"/>
          </table:table-cell>
        </table:table-row>
        <table:table-row table:style-name="Tableau1.1">
          <table:table-cell table:style-name="Tableau1.A3" table:formula="ooow:&lt;A37&gt;+1" office:value-type="float" office:value="36">
            <text:p text:style-name="P19">36</text:p>
          </table:table-cell>
          <table:table-cell table:style-name="Tableau1.A2" office:value-type="string">
            <text:p text:style-name="P15">CHANFI Ihsane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8:I38&gt;" office:value-type="float" office:value="0">
            <text:p text:style-name="P45">0,00</text:p>
          </table:table-cell>
          <table:table-cell table:style-name="Tableau1.K38" office:value-type="string">
            <text:p text:style-name="P17"/>
          </table:table-cell>
        </table:table-row>
        <table:table-row table:style-name="Tableau1.1">
          <table:table-cell table:style-name="Tableau1.A3" table:formula="ooow:&lt;A38&gt;+1" office:value-type="float" office:value="37">
            <text:p text:style-name="P19">37</text:p>
          </table:table-cell>
          <table:table-cell table:style-name="Tableau1.A2" office:value-type="string">
            <text:p text:style-name="P15">CHIKI Mohamed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39:I39&gt;" office:value-type="float" office:value="0">
            <text:p text:style-name="P45">0,00</text:p>
          </table:table-cell>
          <table:table-cell table:style-name="Tableau1.K39" office:value-type="string">
            <text:p text:style-name="P17"/>
          </table:table-cell>
        </table:table-row>
        <table:table-row table:style-name="Tableau1.1">
          <table:table-cell table:style-name="Tableau1.A3" table:formula="ooow:&lt;A39&gt;+1" office:value-type="float" office:value="38">
            <text:p text:style-name="P19">38</text:p>
          </table:table-cell>
          <table:table-cell table:style-name="Tableau1.A2" office:value-type="string">
            <text:p text:style-name="P15">KAMBI Ahmed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0:I40&gt;" office:value-type="float" office:value="0">
            <text:p text:style-name="P45">0,00</text:p>
          </table:table-cell>
          <table:table-cell table:style-name="Tableau1.K40" office:value-type="string">
            <text:p text:style-name="P17"/>
          </table:table-cell>
        </table:table-row>
        <table:table-row table:style-name="Tableau1.1">
          <table:table-cell table:style-name="Tableau1.A3" table:formula="ooow:&lt;A40&gt;+1" office:value-type="float" office:value="39">
            <text:p text:style-name="P19">39</text:p>
          </table:table-cell>
          <table:table-cell table:style-name="Tableau1.A2" office:value-type="string">
            <text:p text:style-name="P15">LEPOIVRE Mathieu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1:I41&gt;" office:value-type="float" office:value="0">
            <text:p text:style-name="P45">0,00</text:p>
          </table:table-cell>
          <table:table-cell table:style-name="Tableau1.K41" office:value-type="string">
            <text:p text:style-name="P17"/>
          </table:table-cell>
        </table:table-row>
        <table:table-row table:style-name="Tableau1.1">
          <table:table-cell table:style-name="Tableau1.A3" table:formula="ooow:&lt;A41&gt;+1" office:value-type="float" office:value="40">
            <text:p text:style-name="P19">40</text:p>
          </table:table-cell>
          <table:table-cell table:style-name="Tableau1.A2" office:value-type="string">
            <text:p text:style-name="P15">MAHAMOUD KASSIM Afoudhoiyla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2:I42&gt;" office:value-type="float" office:value="0">
            <text:p text:style-name="P45">0,00</text:p>
          </table:table-cell>
          <table:table-cell table:style-name="Tableau1.K42" office:value-type="string">
            <text:p text:style-name="P17"/>
          </table:table-cell>
        </table:table-row>
        <table:table-row table:style-name="Tableau1.1">
          <table:table-cell table:style-name="Tableau1.A3" table:formula="ooow:&lt;A42&gt;+1" office:value-type="float" office:value="41">
            <text:p text:style-name="P19">41</text:p>
          </table:table-cell>
          <table:table-cell table:style-name="Tableau1.A2" office:value-type="string">
            <text:p text:style-name="P15">MOUSSA Bibi Hadidja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3:I43&gt;" office:value-type="float" office:value="0">
            <text:p text:style-name="P45">0,00</text:p>
          </table:table-cell>
          <table:table-cell table:style-name="Tableau1.K43" office:value-type="string">
            <text:p text:style-name="P17"/>
          </table:table-cell>
        </table:table-row>
        <table:table-row table:style-name="Tableau1.1">
          <table:table-cell table:style-name="Tableau1.A3" table:formula="ooow:&lt;A43&gt;+1" office:value-type="float" office:value="42">
            <text:p text:style-name="P27">42</text:p>
          </table:table-cell>
          <table:table-cell table:style-name="Tableau1.A2" office:value-type="string">
            <text:p text:style-name="P15">NADJIBOU Anissa <text:bookmark text:name="GInterface.Instances[2].Instances[10]_47A57E7BE73C8A_lib11"/>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4:I44&gt;" office:value-type="float" office:value="0">
            <text:p text:style-name="P45">0,00</text:p>
          </table:table-cell>
          <table:table-cell table:style-name="Tableau1.K44" office:value-type="string">
            <text:p text:style-name="P17"/>
          </table:table-cell>
        </table:table-row>
        <table:table-row table:style-name="Tableau1.1">
          <table:table-cell table:style-name="Tableau1.A3" table:formula="ooow:&lt;A44&gt;+1" office:value-type="float" office:value="43">
            <text:p text:style-name="P19">43</text:p>
          </table:table-cell>
          <table:table-cell table:style-name="Tableau1.A2" office:value-type="string">
            <text:p text:style-name="P71">SAÏD Youmna</text:p>
          </table:table-cell>
          <table:table-cell table:style-name="Tableau1.A2" office:value-type="string">
            <text:p text:style-name="P72">-<text:span text:style-name="T2">A</text:span></text:p>
          </table:table-cell>
          <table:table-cell table:style-name="Tableau1.A2" office:value-type="string">
            <text:p text:style-name="P73">4,<text:span text:style-name="T8">80</text:span></text:p>
          </table:table-cell>
          <table:table-cell table:style-name="Tableau1.D2" office:value-type="float" office:value="4.6">
            <text:p text:style-name="P76">4,60</text:p>
          </table:table-cell>
          <table:table-cell table:style-name="Tableau1.D2" office:value-type="float" office:value="2.2">
            <text:p text:style-name="P77">2,20</text:p>
          </table:table-cell>
          <table:table-cell table:style-name="Tableau1.D2" office:value-type="float" office:value="2.2">
            <text:p text:style-name="P78">2,20</text:p>
          </table:table-cell>
          <table:table-cell table:style-name="Tableau1.D2">
            <text:p text:style-name="P74"/>
          </table:table-cell>
          <table:table-cell table:style-name="Tableau1.D2">
            <text:p text:style-name="P74"/>
          </table:table-cell>
          <table:table-cell table:style-name="Tableau1.D2" table:formula="ooow:sum &lt;D45:I45&gt;" office:value-type="float" office:value="13.8">
            <text:p text:style-name="P45">13,80</text:p>
          </table:table-cell>
          <table:table-cell table:style-name="Tableau1.K45" office:value-type="string">
            <text:p text:style-name="P75"/>
          </table:table-cell>
        </table:table-row>
        <table:table-row table:style-name="Tableau1.1">
          <table:table-cell table:style-name="Tableau1.A3" table:formula="ooow:&lt;A45&gt;+1" office:value-type="float" office:value="44">
            <text:p text:style-name="P19">44</text:p>
          </table:table-cell>
          <table:table-cell table:style-name="Tableau1.A2" office:value-type="string">
            <text:p text:style-name="P15">SAMADANI Chaima </text:p>
          </table:table-cell>
          <table:table-cell table:style-name="Tableau1.A2" office:value-type="string">
            <text:p text:style-name="P20">-<text:span text:style-name="T2">A</text:span></text:p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 table:formula="ooow:sum &lt;D46:I46&gt;" office:value-type="float" office:value="0">
            <text:p text:style-name="P45">0,00</text:p>
          </table:table-cell>
          <table:table-cell table:style-name="Tableau1.K46" office:value-type="string">
            <text:p text:style-name="P17"/>
          </table:table-cell>
        </table:table-row>
        <table:table-row table:style-name="Tableau1.1">
          <table:table-cell table:style-name="Tableau1.A3" table:formula="ooow:&lt;A46&gt;+1" office:value-type="float" office:value="45">
            <text:p text:style-name="P19">45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47" office:value-type="string">
            <text:p text:style-name="P17"/>
          </table:table-cell>
        </table:table-row>
        <table:table-row table:style-name="Tableau1.1">
          <table:table-cell table:style-name="Tableau1.A3" table:formula="ooow:&lt;A47&gt;+1" office:value-type="float" office:value="46">
            <text:p text:style-name="P19">46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48" office:value-type="string">
            <text:p text:style-name="P17"/>
          </table:table-cell>
        </table:table-row>
        <table:table-row table:style-name="Tableau1.1">
          <table:table-cell table:style-name="Tableau1.A3" table:formula="ooow:&lt;A48&gt;+1" office:value-type="float" office:value="47">
            <text:p text:style-name="P19">47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49" office:value-type="string">
            <text:p text:style-name="P17"/>
          </table:table-cell>
        </table:table-row>
        <text:soft-page-break/>
        <table:table-row table:style-name="Tableau1.1">
          <table:table-cell table:style-name="Tableau1.A3" table:formula="ooow:&lt;A49&gt;+1" office:value-type="float" office:value="48">
            <text:p text:style-name="P19">48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0" office:value-type="string">
            <text:p text:style-name="P17"/>
          </table:table-cell>
        </table:table-row>
        <table:table-row table:style-name="Tableau1.1">
          <table:table-cell table:style-name="Tableau1.A3" table:formula="ooow:&lt;A50&gt;+1" office:value-type="float" office:value="49">
            <text:p text:style-name="P19">49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1" office:value-type="string">
            <text:p text:style-name="P17"/>
          </table:table-cell>
        </table:table-row>
        <table:table-row table:style-name="Tableau1.1">
          <table:table-cell table:style-name="Tableau1.A3" table:formula="ooow:&lt;A51&gt;+1" office:value-type="float" office:value="50">
            <text:p text:style-name="P19">50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2" office:value-type="string">
            <text:p text:style-name="P17"/>
          </table:table-cell>
        </table:table-row>
        <table:table-row table:style-name="Tableau1.1">
          <table:table-cell table:style-name="Tableau1.A3" table:formula="ooow:&lt;A52&gt;+1" office:value-type="float" office:value="51">
            <text:p text:style-name="P19">51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3" office:value-type="string">
            <text:p text:style-name="P17"/>
          </table:table-cell>
        </table:table-row>
        <table:table-row table:style-name="Tableau1.1">
          <table:table-cell table:style-name="Tableau1.A3" table:formula="ooow:&lt;A53&gt;+1" office:value-type="float" office:value="52">
            <text:p text:style-name="P19">52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4" office:value-type="string">
            <text:p text:style-name="P17"/>
          </table:table-cell>
        </table:table-row>
        <table:table-row table:style-name="Tableau1.1">
          <table:table-cell table:style-name="Tableau1.A3" table:formula="ooow:&lt;A54&gt;+1" office:value-type="float" office:value="53">
            <text:p text:style-name="P19">53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5" office:value-type="string">
            <text:p text:style-name="P17"/>
          </table:table-cell>
        </table:table-row>
        <table:table-row table:style-name="Tableau1.1">
          <table:table-cell table:style-name="Tableau1.A3" table:formula="ooow:&lt;A55&gt;+1" office:value-type="float" office:value="54">
            <text:p text:style-name="P19">54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6" office:value-type="string">
            <text:p text:style-name="P17"/>
          </table:table-cell>
        </table:table-row>
        <table:table-row table:style-name="Tableau1.1">
          <table:table-cell table:style-name="Tableau1.A3" table:formula="ooow:&lt;A56&gt;+1" office:value-type="float" office:value="55">
            <text:p text:style-name="P19">55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20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8"/>
          </table:table-cell>
          <table:table-cell table:style-name="Tableau1.D2">
            <text:p text:style-name="P16"/>
          </table:table-cell>
          <table:table-cell table:style-name="Tableau1.K57" office:value-type="string">
            <text:p text:style-name="P17"/>
          </table:table-cell>
        </table:table-row>
      </table:table>
      <text:p text:style-name="Standard"/>
      <text:p text:style-name="P28"/>
      <text:p text:style-name="P29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29"/>
      <text:p text:style-name="P29"/>
      <text:p text:style-name="P30"/>
      <text:p text:style-name="P29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6e250"/>
    </style:style>
    <style:style style:name="MT3" style:family="text">
      <style:text-properties officeooo:rsid="0021cccc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</text:span><text:span text:style-name="MT2">&amp; [TSPE-A/MATHS MAGN] </text:span><text:span text:style-name="MT1"><text:s/></text:span><text:span text:style-name="MT3">T</text:span><text:span text:style-name="MT3"><text:page-number text:select-page="current">1</text:page-number></text:span><text:span text:style-name="MT3">-</text:span><text:span text:style-name="MT2">DS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10-03T16:01:49.455661206</dc:date>
    <meta:editing-duration>PT4H14M15S</meta:editing-duration>
    <meta:editing-cycles>84</meta:editing-cycles>
    <meta:generator>LibreOffice/7.3.6.2$Linux_X86_64 LibreOffice_project/30$Build-2</meta:generator>
    <meta:document-statistic meta:table-count="3" meta:image-count="0" meta:object-count="0" meta:page-count="7" meta:paragraph-count="429" meta:word-count="578" meta:character-count="2366" meta:non-whitespace-character-count="2209"/>
  </office:meta>
</office:document-meta>
</file>